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TValidationContex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DollStrategy.combineSimpleTypes( Type into , Type with , Inst2Xsd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ssianDollStrategy.combineTypes( Type into , Type with , Inst2XsdOptions options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8">
            <text:p text:style-name="Table_20_Contents">3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CTValidationContext.invali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DollStrategy.processElementsInComplexType( Type elemType , List children , String parentNamespace , TypeSystemHolder typeSystemHolder , Inst2Xsd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RussianDollStrategy.combineElementsOfTypes( Type into , Type from , boolean makeElementsOptional , Inst2XsdOptions option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RussianDollStrategy.processAttribute( XmlCursor xc , Inst2XsdOptions options , String parentNamespace , TypeSystemHolder typeSystem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ussianDollStrategy.combineToMoreGeneralSimpleType( QName t1 , QName t2 )</text:p>
          </table:table-cell>
          <table:table-cell office:value-type="float" office:value="42">
            <text:p text:style-name="Table_20_Contents">42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ussianDollStrategy.combineAttributesOfTypes( Type into , Type from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ussianDollStrategy.combineElementComments( Element into , Element wi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ssianDollStrategy.checkIfReferenceToGlobalTypeIsNeeded( Element elem , TypeSystemHolder typeSystemHolder , Inst2Xs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ussianDollStrategy.processElement( XmlCursor xc , String comment , Inst2XsdOptions options , TypeSystemHolder typeSystemHold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">
            <text:p text:style-name="Table_20_Contents">7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RussianDollStrategy.processAttributesInComplexType( Type elemType , List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ssianDollStrategy.processSimpleContentType( String lexicalValue , Inst2XsdOptions options , final XmlCursor xc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SCTValidationContext.resetTo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DollStrategy.checkIfElementReferenceIsNeeded( Element child , String parentNamespace , TypeSystemHolder typeSystemHolder , Inst2XsdOptions 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ussianDollStrategy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TValidationContext.invalid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ssianDollStrategy.checkIfAttributeReferenceIsNeeded( Attribute attribute , String parentNamespace , TypeSystemHolder typeSystemHo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ssianDollStrategy.processDoc( XmlObject [ ] instances , Inst2XsdOptions options , TypeSystemHolder typeSystemH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ssianDollStrategy.addGlobalElement( Element withElem , TypeSystemHolder typeSystemHolder , Inst2Xsd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